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18eb6" officeooo:paragraph-rsid="00118eb6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514b" officeooo:paragraph-rsid="001d594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4a40" officeooo:paragraph-rsid="001d5940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7514b" officeooo:paragraph-rsid="001dde0d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5940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94a40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paragraph-rsid="001dde0d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6023" officeooo:paragraph-rsid="001dde0d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bc405" officeooo:paragraph-rsid="001bc405" style:text-blinking="false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f0c60" officeooo:paragraph-rsid="0025f4ee" style:text-blinking="false" fo:background-color="transparent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de0d" style:text-blinking="false" fo:background-color="#ffff00" style:font-size-asian="10pt" style:font-size-complex="10pt"/>
    </style:style>
    <style:style style:name="P13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df2c5" officeooo:paragraph-rsid="001df2c5" style:text-blinking="false" fo:background-color="#ffff00" style:font-size-asian="10pt" style:font-size-complex="10pt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bc405" style:text-blinking="false" fo:background-color="transparent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25f4ee" officeooo:paragraph-rsid="0025f4ee" style:text-blinking="false" fo:background-color="transparent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italic" style:text-underline-style="none" fo:font-weight="normal" officeooo:paragraph-rsid="001bc405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in" fo:margin-bottom="0in" loext:contextual-spacing="false" fo:line-height="165%" style:writing-mode="lr-tb"/>
      <style:text-properties officeooo:paragraph-rsid="00194a40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bold" officeooo:rsid="001d5940" officeooo:paragraph-rsid="001d5940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normal" officeooo:rsid="001d5940" officeooo:paragraph-rsid="001d5940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style:text-underline-style="solid" style:text-underline-width="auto" style:text-underline-color="font-color" fo:font-weight="bold" officeooo:rsid="001d5940" officeooo:paragraph-rsid="001d5940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size-asian="10pt" style:font-weight-asian="bold" style:font-size-complex="10pt" style:font-weight-complex="bold"/>
    </style:style>
    <style:style style:name="P22" style:family="paragraph" style:parent-style-name="Text_20_body">
      <style:text-properties officeooo:rsid="0018a1f9" officeooo:paragraph-rsid="0018a1f9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7514b" style:text-blinking="false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8a1f9" officeooo:paragraph-rsid="0018a1f9" style:text-blinking="false" fo:background-color="transparent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font-variant="normal" fo:text-transform="none" fo:color="#000000" style:font-name="Droid Sans" fo:font-size="10pt" fo:font-style="normal" style:text-underline-style="solid" style:text-underline-width="auto" style:text-underline-color="font-color" fo:font-weight="bold" officeooo:rsid="00287293" officeooo:paragraph-rsid="00287293" fo:background-color="transparent" style:font-size-asian="10pt" style:font-weight-asian="bold" style:font-size-complex="10pt" style:font-weight-complex="bold"/>
    </style:style>
    <style:style style:name="P26" style:family="paragraph" style:parent-style-name="Text_20_body">
      <style:text-properties fo:font-variant="normal" fo:text-transform="none" fo:color="#1155cc" style:text-line-through-style="none" style:text-line-through-type="none" style:font-name="Arial1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P27" style:family="paragraph" style:parent-style-name="Text_20_body">
      <style:text-properties style:font-name="Droid Sans" fo:font-size="10pt" style:font-size-asian="10pt" style:font-size-complex="10pt"/>
    </style:style>
    <style:style style:name="P28" style:family="paragraph" style:parent-style-name="Text_20_body">
      <style:text-properties style:font-name="Droid Sans" fo:font-size="10pt" style:text-underline-style="solid" style:text-underline-width="auto" style:text-underline-color="font-color" fo:font-weight="bold" officeooo:rsid="0020afd7" officeooo:paragraph-rsid="0020afd7" style:font-size-asian="10pt" style:font-weight-asian="bold" style:font-size-complex="10pt" style:font-weight-complex="bold"/>
    </style:style>
    <style:style style:name="P29" style:family="paragraph" style:parent-style-name="Text_20_body">
      <style:text-properties style:font-name="Droid Sans" fo:font-size="10pt" fo:background-color="#ffff00" style:font-size-asian="10pt" style:font-size-complex="10pt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8a1f9" officeooo:paragraph-rsid="002a8835" style:text-blinking="false" fo:background-color="transparent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Droid Sans" fo:font-size="10pt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fo:background-color="#ffff00" loext:char-shading-value="0" style:font-size-asian="10pt" style:font-size-complex="10pt"/>
    </style:style>
    <style:style style:name="T7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none" fo:font-weight="normal" style:text-blinking="false" fo:background-color="#ffff00" loext:char-shading-value="0" style:font-size-asian="10pt" style:font-size-complex="10pt"/>
    </style:style>
    <style:style style:name="T8" style:family="text">
      <style:text-properties fo:font-variant="normal" fo:text-transform="none" fo:color="#1155cc" style:text-line-through-style="none" style:text-line-through-type="none" style:font-name="Droid Sans" fo:font-size="10pt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style:use-window-font-color="true" style:text-line-through-style="none" style:text-line-through-type="none" style:font-name="Droid Sans" fo:font-size="10pt" fo:font-style="normal" style:text-underline-style="none" fo:font-weight="normal" style:text-blinking="false" fo:background-color="#ffff00" loext:char-shading-value="0" style:font-size-asian="10pt" style:font-size-complex="10pt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Droid Sans" fo:font-size="10pt" fo:font-style="italic" style:text-underline-style="none" fo:font-weight="normal" style:text-blinking="false" fo:background-color="#ffff00" loext:char-shading-value="0" style:font-size-asian="10pt" style:font-size-complex="10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/>
    </style:style>
    <style:style style:name="T13" style:family="text">
      <style:text-properties style:text-underline-style="none" fo:font-weight="normal" style:font-style-asian="normal" style:font-style-complex="normal"/>
    </style:style>
    <style:style style:name="T14" style:family="text">
      <style:text-properties officeooo:rsid="001bc405" style:font-weight-asian="bold" style:font-weight-complex="bold"/>
    </style:style>
    <style:style style:name="T15" style:family="text">
      <style:text-properties fo:font-style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afd7" style:font-style-asian="normal" style:font-weight-asian="normal" style:font-style-complex="normal" style:font-weight-complex="normal"/>
    </style:style>
    <style:style style:name="T18" style:family="text">
      <style:text-properties officeooo:rsid="001bc405"/>
    </style:style>
    <style:style style:name="T19" style:family="text">
      <style:text-properties fo:font-style="italic" style:text-underline-style="none" fo:font-weight="normal"/>
    </style:style>
    <style:style style:name="T20" style:family="text">
      <style:text-properties fo:font-style="italic" style:text-underline-style="none" fo:font-weight="normal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1f0c6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Droid Sans" style:font-size-asian="10pt" style:font-size-complex="10pt"/>
    </style:style>
    <style:style style:name="T26" style:family="text">
      <style:text-properties style:font-name="Droid Sans" officeooo:rsid="0018a1f9" style:font-size-asian="10pt" style:font-size-complex="10pt"/>
    </style:style>
    <style:style style:name="T27" style:family="text">
      <style:text-properties style:font-name="Droid Sans" officeooo:rsid="00196023" style:font-size-asian="10pt" style:font-size-complex="10pt"/>
    </style:style>
    <style:style style:name="T28" style:family="text">
      <style:text-properties style:font-name="Droid Sans" fo:font-size="10pt" style:font-size-asian="10pt" style:font-size-complex="10pt"/>
    </style:style>
    <style:style style:name="T29" style:family="text">
      <style:text-properties style:font-name="Droid Sans" fo:background-color="#ffff00" loext:char-shading-value="0" style:font-size-asian="10pt" style:font-size-complex="10pt"/>
    </style:style>
    <style:style style:name="T30" style:family="text">
      <style:text-properties style:font-name="Droid Sans" officeooo:rsid="00196023" fo:background-color="#ffff00" loext:char-shading-value="0" style:font-size-asian="10pt" style:font-size-complex="10pt"/>
    </style:style>
    <style:style style:name="T31" style:family="text">
      <style:text-properties officeooo:rsid="0020afd7"/>
    </style:style>
    <style:style style:name="T32" style:family="text">
      <style:text-properties officeooo:rsid="0025f4ee"/>
    </style:style>
    <style:style style:name="T33" style:family="text">
      <style:text-properties officeooo:rsid="00288aaa"/>
    </style:style>
    <style:style style:name="T34" style:family="text">
      <style:text-properties officeooo:rsid="002a88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1">No, you can’t have my password</text:span>. </text:p>
      <text:p text:style-name="P1"/>
      <text:p text:style-name="P25"><text:bookmark text:name="docs-internal-guid-28cffd71-7fff-5ad7-0444-370f2dfdba7e"/>Want To Learn More</text:p>
      <text:p text:style-name="P3"><text:span text:style-name="T25">ALA Developing or Revising a Library Privacy Policy </text:span><text:span text:style-name="T26">(</text:span><text:a xlink:type="simple" xlink:href="http://www.ala.org/advocacy/privacy/toolkit/policy" text:style-name="Internet_20_link" text:visited-style-name="Visited_20_Internet_20_Link"><text:span text:style-name="T25">http://www.ala.org/advocacy/privacy/toolkit/policy</text:span></text:a><text:span text:style-name="T26">)</text:span></text:p>
      <text:p text:style-name="P2"><text:span text:style-name="T29">ALA Privacy Checklist (</text:span><text:a xlink:type="simple" xlink:href="http://www.ala.org/advocacy/privacy/checklists" text:style-name="Internet_20_link" text:visited-style-name="Visited_20_Internet_20_Link"><text:span text:style-name="T29">http://www.ala.org/advocacy/privacy/checklists</text:span></text:a><text:span text:style-name="T29">)</text:span></text:p>
      <text:p text:style-name="P3"><text:span text:style-name="T27">Choose Privacy Everyday (</text:span><text:a xlink:type="simple" xlink:href="https://chooseprivacyeveryday.org/" text:style-name="Internet_20_link" text:visited-style-name="Visited_20_Internet_20_Link"><text:span text:style-name="T27">https://chooseprivacyeveryday.org/</text:span></text:a><text:span text:style-name="T27">)</text:span></text:p>
      <text:p text:style-name="P3"><text:span text:style-name="T29">Consumer Reports (</text:span><text:a xlink:type="simple" xlink:href="https://advocacy.consumerreports.org/issue/tech-privacy/" text:style-name="Internet_20_link" text:visited-style-name="Visited_20_Internet_20_Link"><text:span text:style-name="T29">https://advocacy.consumerreports.org/issue/tech-privacy/</text:span></text:a><text:span text:style-name="T30">)</text:span></text:p>
      <text:p text:style-name="P5">Crash Override Resource Center (http://www.crashoverridenetwork.com/resources.html)</text:p>
      <text:p text:style-name="P6">Cryptoparty (https://www.cryptoparty.in/)</text:p>
      <text:p text:style-name="P12">Data Detox Kit (https://datadetox.myshadow.org/en/detox)</text:p>
      <text:p text:style-name="P4"><text:span text:style-name="T25">Data Privacy Project (</text:span><text:a xlink:type="simple" xlink:href="https://dataprivacyproject.org/" text:style-name="Internet_20_link" text:visited-style-name="Visited_20_Internet_20_Link"><text:span text:style-name="T25">https://dataprivacyproject.org/</text:span></text:a><text:span text:style-name="T25">)</text:span></text:p>
      <text:p text:style-name="P6">Decent Security (https://decentsecurity.com/ - great practical Windows security site)</text:p>
      <text:p text:style-name="P6">Encrypting your email (https://emailselfdefense.fsf.org)</text:p>
      <text:p text:style-name="P2"><text:span text:style-name="T25">Library Freedom Project (</text:span><text:a xlink:type="simple" xlink:href="https://libraryfreedomproject.org/resources/" text:style-name="Internet_20_link" text:visited-style-name="Visited_20_Internet_20_Link"><text:span text:style-name="T25">https://libraryfreedomproject.org/resources/</text:span></text:a><text:span text:style-name="T25">)</text:span></text:p>
      <text:p text:style-name="P13">National Web Privacy Forum – Action Handbook (https://www.lib.montana.edu/privacy-forum/)</text:p>
      <text:p text:style-name="P8">Speak Up &amp; Stay Safe(r): A Guide to Protecting Yourself From Online Harassment</text:p>
      <text:p text:style-name="P8"><text:tab/>(https://onlinesafety.feministfrequency.com/en/)</text:p>
      <text:p text:style-name="P9">Surveillance Self-Defense (https://ssd.eff.org/)</text:p>
      <text:p text:style-name="P17"><text:span text:style-name="T2">Virtual Privacy Lab (</text:span><text:a xlink:type="simple" xlink:href="https://www.sjpl.org/privacy" text:style-name="Internet_20_link" text:visited-style-name="Visited_20_Internet_20_Link"><text:span text:style-name="T28">https://www.sjpl.org/privacy</text:span></text:a><text:span text:style-name="T2">)</text:span></text:p>
      <text:p text:style-name="P7"/>
      <text:p text:style-name="P23">What Tech Should I Use</text:p>
      <text:p text:style-name="P22"><text:span text:style-name="T3">Anything recommended here:<text:line-break/></text:span><text:a xlink:type="simple" xlink:href="https://www.privacytools.io/" text:style-name="Internet_20_link" text:visited-style-name="Visited_20_Internet_20_Link"><text:span text:style-name="T28">https://www.privacytools.io/</text:span></text:a></text:p>
      <text:p text:style-name="P30"><text:span text:style-name="T34">or contact</text:span> <text:span text:style-name="T32">your resident tech sherpa, or</text:span> me <text:span text:style-name="T33">(bryan.n.jones@nashville.gov)</text:span>,<text:span text:style-name="T32"> <text:line-break/><text:tab/></text:span>or the Library Freedom Project for advice</text:p>
      <text:p text:style-name="P24"/>
      <text:p text:style-name="P14">What <text:span text:style-name="T18">Books Could I Read</text:span></text:p>
      <text:p text:style-name="P15"><text:span text:style-name="T20">Oryx and Crake </text:span><text:span text:style-name="T13">by Margaret Atwood</text:span></text:p>
      <text:p text:style-name="P10"><text:span text:style-name="T21">Habeas Data </text:span><text:span text:style-name="T23">by Cyrus Farivar</text:span></text:p>
      <text:p text:style-name="P21"><text:bookmark text:name="docs-internal-guid-ca117500-7fff-38b8-f8e1-b123366a5f56"/><text:span text:style-name="T19">Algorithms of Oppression</text:span><text:span text:style-name="T11"> </text:span><text:span text:style-name="T12">by Safiya Noble</text:span></text:p>
      <text:p text:style-name="P16"><text:bookmark text:name="docs-internal-guid-a8811eea-7fff-ed20-eac0-beb879792070"/><text:span text:style-name="T14">The Attention Merchants </text:span><text:span text:style-name="T15">by Tim Wu</text:span></text:p>
      <text:p text:style-name="P11"><text:span text:style-name="T21">Age of Surveillance Capitalism</text:span> by Shoshana Zuboff</text:p>
      <text:p text:style-name="P11"/>
      <text:p text:style-name="P20">What Album Could You Listen To</text:p>
      <text:p text:style-name="P18"><text:span text:style-name="T22">Boneset</text:span><text:span text:style-name="T16"> by Diane Cluck </text:span><text:span text:style-name="T24">(</text:span><text:span text:style-name="T17">nothing</text:span><text:span text:style-name="T24"> to do with privacy, I just like it)</text:span></text:p>
      <text:p text:style-name="P19"/>
      <text:p text:style-name="P19"/>
      <text:p text:style-name="P28"/>
      <text:p text:style-name="P28"><text:bookmark text:name="docs-internal-guid-d4950926-7fff-f55b-9a82-5635974d8f7b"/><text:soft-page-break/>References</text:p>
      <text:p text:style-name="Text_20_body"><text:span text:style-name="T1">Federal Trade Commission. (2014, September 17). Big Data: A Tool for Inclusion or Exclusion? Part 6.Retrieved September 18, 2018, from </text:span><text:a xlink:type="simple" xlink:href="https://www.ftc.gov/news-events/audio-video/video/big-data-tool-inclusion-or-exclusion-part-6" text:style-name="Internet_20_link" text:visited-style-name="Visited_20_Internet_20_Link"><text:span text:style-name="T5">https://www.ftc.gov/news-events/audio-video/video/big-data-tool-inclusion-or-exclusion-part-6</text:span></text:a></text:p>
      <text:p text:style-name="Text_20_body"><text:span text:style-name="T1">Federal Trade Commission. (2017, December 12). Informational Injury - Panel 1: Injuries 101. Retrieved September 10, 2018, from </text:span><text:a xlink:type="simple" xlink:href="https://www.ftc.gov/news-events/audio-video/video/informational-injury-panel-1-injuries-101" text:style-name="Internet_20_link" text:visited-style-name="Visited_20_Internet_20_Link"><text:span text:style-name="T5">https://www.ftc.gov/news-events/audio-video/video/informational-injury-panel-1-injuries-101</text:span></text:a></text:p>
      <text:p text:style-name="Text_20_body"><text:span text:style-name="T1">Gangadharan, S. P. (2012). Digital inclusion and data profiling. First Monday, 17(5). Retrieved from </text:span><text:a xlink:type="simple" xlink:href="http://firstmonday.org/ojs/index.php/fm/article/view/3821" text:style-name="Internet_20_link" text:visited-style-name="Visited_20_Internet_20_Link"><text:span text:style-name="T5">http://firstmonday.org/ojs/index.php/fm/article/view/3821</text:span></text:a></text:p>
      <text:p text:style-name="P27">Grauer, Y. (2017, November 24). Staggering Variety of Clandestine Trackers Found in Popular Android Apps. Retrieved January 16, 2019, from https://theintercept.com/2017/11/24/staggering-variety-of-clandestine-trackers-found-in-popular-android-apps/</text:p>
      <text:p text:style-name="Text_20_body"><text:span text:style-name="T1">Goodin, D. (2016, March 15). Big-name sites hit by rash of malicious ads spreading crypto ransomware [Updated]. Retrieved September 9, 2018, from </text:span><text:a xlink:type="simple" xlink:href="https://arstechnica.com/information-technology/2016/03/big-name-sites-hit-by-rash-of-malicious-ads-spreading-crypto-ransomware/" text:style-name="Internet_20_link" text:visited-style-name="Visited_20_Internet_20_Link"><text:span text:style-name="T5">https://arstechnica.com/information-technology/2016/03/big-name-sites-hit-by-rash-of-malicious-ads-spreading-crypto-ransomware/</text:span></text:a></text:p>
      <text:p text:style-name="Text_20_body"><text:span text:style-name="T1">Information Society Project (2017, November 27). ISP Privacy Lab Publishes Research on Hidden Trackers. Retrieved January 14, 2019, from</text:span><text:a xlink:type="simple" xlink:href="https://law.yale.edu/yls-today/news/isp-privacy-lab-publishes-research-hidden-trackers" text:style-name="Internet_20_link" text:visited-style-name="Visited_20_Internet_20_Link"><text:span text:style-name="T8"> </text:span></text:a><text:a xlink:type="simple" xlink:href="https://law.yale.edu/yls-today/news/isp-privacy-lab-publishes-research-hidden-trackers" text:style-name="Internet_20_link" text:visited-style-name="Visited_20_Internet_20_Link"><text:span text:style-name="T5">https://law.yale.edu/yls-today/news/isp-privacy-lab-publishes-research-hidden-trackers</text:span></text:a></text:p>
      <text:p text:style-name="Text_20_body"><text:span text:style-name="T1">John, A.S. (2018, April 11). How Facebook Tracks You, Even When You’re Not on Facebook. Retrieved August 20, 2018, from </text:span><text:a xlink:type="simple" xlink:href="https://www.consumerreports.org/privacy/how-facebook-tracks-you-even-when-youre-not-on-facebook/" text:style-name="Internet_20_link" text:visited-style-name="Visited_20_Internet_20_Link"><text:span text:style-name="T5">https://www.consumerreports.org/privacy/how-facebook-tracks-you-even-when-youre-not-on-facebook/</text:span></text:a></text:p>
      <text:p text:style-name="Text_20_body"><text:span text:style-name="T1">Lynda.com. (2018, May 1). Lynda.com Privacy Policy. Retrieved August 20, 2018, from </text:span><text:a xlink:type="simple" xlink:href="https://www.lynda.com/cms/162-2817?culture=en-US" text:style-name="Internet_20_link" text:visited-style-name="Visited_20_Internet_20_Link"><text:span text:style-name="T5">https://www.lynda.com/cms/162-2817?culture=en-US</text:span></text:a></text:p>
      <text:p text:style-name="Text_20_body"><text:span text:style-name="T1">Nguyen, N. (2018, August 30). Changing Our Approach to Anti-tracking. Retrieved September 12, 2018, from </text:span><text:a xlink:type="simple" xlink:href="https://blog.mozilla.org/futurereleases/2018/08/30/changing-our-approach-to-anti-tracking" text:style-name="Internet_20_link" text:visited-style-name="Visited_20_Internet_20_Link"><text:span text:style-name="T5">https://blog.mozilla.org/futurereleases/2018/08/30/changing-our-approach-to-anti-tracking</text:span></text:a></text:p>
      <text:p text:style-name="Text_20_body"><text:span text:style-name="T1">Privacy International (2018, December 28). How Apps on Android Share Data with Facebook. Retrieved January 7, 2019, from</text:span><text:a xlink:type="simple" xlink:href="http://www.privacyinternational.org/report/2647/how-apps-android-share-data-facebook-report" text:style-name="Internet_20_link" text:visited-style-name="Visited_20_Internet_20_Link"><text:span text:style-name="T8"> </text:span></text:a><text:a xlink:type="simple" xlink:href="http://www.privacyinternational.org/report/2647/how-apps-android-share-data-facebook-report" text:style-name="Internet_20_link" text:visited-style-name="Visited_20_Internet_20_Link"><text:span text:style-name="T5">http://www.privacyinternational.org/report/2647/how-apps-android-share-data-facebook-report</text:span></text:a></text:p>
      <text:p text:style-name="Text_20_body"><text:span text:style-name="T1">Selyukh, A. (2015, October 10) This Week In Data Collection News, And The Privacy Paradox. Retrieved February 25, 2019, from</text:span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4"> </text:span></text:a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5">https://www.npr.org/sections/alltechconsidered/2015/10/10/447254006/this-week-in-data-collection-news-and-the-privacy-paradox</text:span></text:a></text:p>
      <text:p text:style-name="P29">Tisne, M. (2018, December 14). It’s time for a Bill of Data Rights. Retrieved January 17, 2019, from https://www.technologyreview.com/s/612588/its-time-for-a-bill-of-data-rights/</text:p>
      <text:p text:style-name="Text_20_body"><text:span text:style-name="T1">Veale, M. (2018, June 28). When pushed with the GDPR, @spotify gives you a huge amount of telemetry data from their app [Tweet]. Retrieved August 20, 2018, from </text:span><text:a xlink:type="simple" xlink:href="https://twitter.com/mikarv/status/1012386696934182912" text:style-name="Internet_20_link" text:visited-style-name="Visited_20_Internet_20_Link"><text:span text:style-name="T5">https://twitter.com/mikarv/status/1012386696934182912</text:span></text:a></text:p>
      <text:p text:style-name="Text_20_body"><text:span text:style-name="T1">Verizon. (2018). 2018 Data Breach Investigations Report. 11th edition. Retrieved from </text:span><text:a xlink:type="simple" xlink:href="https://www.verizonenterprise.com/resources/reports/rp_DBIR_2018_Report_en_xg.pdf" text:style-name="Internet_20_link" text:visited-style-name="Visited_20_Internet_20_Link"><text:span text:style-name="T5">https://www.verizonenterprise.com/resources/reports/rp_DBIR_2018_Report_en_xg.pdf</text:span></text:a></text:p>
      <text:p text:style-name="Text_20_body"><text:span text:style-name="T9">Yoose, B. (2017). Balancing Privacy and Strategic Planning Needs: A Case Study in De-Identification of Patron<text:line-break/>Data. </text:span><text:span text:style-name="T10">Journal of Intellectual Freedom &amp; Privacy</text:span><text:span text:style-name="T9">, </text:span><text:span text:style-name="T10">2</text:span><text:span text:style-name="T9">(1), 15–22.</text:span><text:span text:style-name="T7"> </text:span><text:a xlink:type="simple" xlink:href="https://doi.org/10.5860/jifp.v2i1.6250" text:style-name="Internet_20_link" text:visited-style-name="Visited_20_Internet_20_Link"><text:span text:style-name="T6">https://doi.org/10.5860/jifp.v2i1.6250</text:span></text:a></text:p>
      <text:p text:style-name="P2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35:55.383776520</meta:creation-date>
    <dc:date>2019-04-19T11:03:46.760764007</dc:date>
    <meta:editing-duration>PT2H12M35S</meta:editing-duration>
    <meta:editing-cycles>12</meta:editing-cycles>
    <meta:generator>LibreOffice/6.2.2.2$Linux_X86_64 LibreOffice_project/20$Build-2</meta:generator>
    <meta:document-statistic meta:table-count="0" meta:image-count="0" meta:object-count="0" meta:page-count="2" meta:paragraph-count="45" meta:word-count="466" meta:character-count="4748" meta:non-whitespace-character-count="4323"/>
  </office:meta>
</office:document-meta>
</file>